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paragraph-rsid="000f2c0e"/>
    </style:style>
    <style:style style:name="P4" style:family="paragraph" style:parent-style-name="Standard">
      <style:paragraph-properties fo:margin-left="3.7409in" fo:margin-right="0in" fo:margin-top="0in" fo:margin-bottom="0.139in" loext:contextual-spacing="true" fo:line-height="100%" fo:text-align="end" style:justify-single-word="false" fo:text-indent="-3.15in" style:auto-text-indent="false"/>
      <style:text-properties style:font-name="Times new roman" officeooo:paragraph-rsid="000f2c0e"/>
    </style:style>
    <style:style style:name="P5" style:family="paragraph" style:parent-style-name="Standard" style:master-page-name="Standard">
      <style:paragraph-properties fo:margin-left="3.7409in" fo:margin-right="0in" fo:margin-top="0in" fo:margin-bottom="0.139in" loext:contextual-spacing="true" fo:line-height="100%" fo:text-align="end" style:justify-single-word="false" fo:text-indent="-3.15in" style:auto-text-indent="false" style:page-number="auto"/>
      <style:text-properties style:font-name="Times new roman" officeooo:paragraph-rsid="000f2c0e"/>
    </style:style>
    <style:style style:name="P6" style:family="paragraph" style:parent-style-name="Standard">
      <style:paragraph-properties fo:margin-left="0in" fo:margin-right="0in" fo:margin-top="0in" fo:margin-bottom="0.139in" loext:contextual-spacing="true" fo:line-height="100%" fo:text-align="end" style:justify-single-word="false" fo:text-indent="0in" style:auto-text-indent="false"/>
      <style:text-properties style:font-name="Times new roman" officeooo:paragraph-rsid="000f2c0e"/>
    </style:style>
    <style:style style:name="P7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variant="normal" fo:text-transform="none" fo:color="#000000" style:font-name="Times new roman" fo:font-size="14pt" fo:letter-spacing="normal" fo:font-style="normal" fo:font-weight="bold" officeooo:rsid="000f2c0e" officeooo:paragraph-rsid="000f2c0e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4.5138in"/>
        </style:tab-stops>
      </style:paragraph-properties>
      <style:text-properties style:font-name="Times new roman" fo:font-weight="bold" officeooo:rsid="000f2c0e" officeooo:paragraph-rsid="000f2c0e" style:font-weight-asian="bold" style:font-weight-complex="bold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officeooo:paragraph-rsid="000f2c0e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variant="normal" fo:text-transform="none" fo:color="#000000" style:font-name="Times new roman" fo:font-size="14pt" fo:letter-spacing="normal" fo:font-style="normal" fo:font-weight="normal" officeooo:rsid="000f2c0e" officeooo:paragraph-rsid="000f2c0e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weight="normal" officeooo:rsid="009a556c" officeooo:paragraph-rsid="000f2c0e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weight="normal" officeooo:rsid="009cf9f1" officeooo:paragraph-rsid="000f2c0e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weight="normal" officeooo:rsid="00a2733a" officeooo:paragraph-rsid="000f2c0e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weight="normal" officeooo:rsid="000f2c0e" officeooo:paragraph-rsid="000f2c0e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style:font-name="Times new roman" fo:font-weight="bold" officeooo:rsid="000f2c0e" officeooo:paragraph-rsid="000f2c0e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officeooo:paragraph-rsid="000f2c0e"/>
    </style:style>
    <style:style style:name="P17" style:family="paragraph" style:parent-style-name="Normal_20__28_Web_29_">
      <loext:graphic-properties draw:fill="none"/>
      <style:paragraph-properties fo:margin-left="0in" fo:margin-right="0in" fo:text-indent="0.5in" style:auto-text-indent="false" fo:background-color="transparent"/>
      <style:text-properties style:font-name="Times new roman" officeooo:paragraph-rsid="000f2c0e"/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fo:font-size="14pt" fo:font-weight="bold" officeooo:rsid="009de9b4" style:font-size-asian="14pt" style:font-weight-asian="bold" style:font-size-complex="14pt" style:font-weight-complex="bold"/>
    </style:style>
    <style:style style:name="T4" style:family="text">
      <style:text-properties fo:color="#000000" fo:font-size="14pt" fo:font-weight="bold" style:font-size-asian="14pt" style:font-weight-asian="bold" style:font-name-complex="Calibri1" style:font-size-complex="14pt" style:font-weight-complex="bold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color="#000000" fo:font-size="14pt" officeooo:rsid="009de9b4" style:font-size-asian="14pt" style:font-size-complex="14pt"/>
    </style:style>
    <style:style style:name="T7" style:family="text">
      <style:text-properties fo:color="#000000" fo:font-size="14pt" officeooo:rsid="000f2c0e" style:font-size-asian="14pt" style:font-size-complex="14pt"/>
    </style:style>
    <style:style style:name="T8" style:family="text">
      <style:text-properties fo:color="#000000" fo:font-size="14pt" officeooo:rsid="00a69514" style:font-size-asian="14pt" style:font-size-complex="14pt"/>
    </style:style>
    <style:style style:name="T9" style:family="text">
      <style:text-properties fo:color="#000000" fo:font-size="14pt" style:font-size-asian="14pt" style:font-name-complex="Calibri1" style:font-size-complex="14pt"/>
    </style:style>
    <style:style style:name="T10" style:family="text">
      <style:text-properties fo:color="#000000" fo:font-weight="bold" style:font-weight-asian="bold" style:font-name-complex="Calibri1" style:font-weight-complex="bold"/>
    </style:style>
    <style:style style:name="T11" style:family="text">
      <style:text-properties fo:color="#000000" style:font-name-complex="Calibri1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0f2c0e" style:font-size-asian="14pt" style:font-size-complex="14pt"/>
    </style:style>
    <style:style style:name="T14" style:family="text">
      <style:text-properties fo:font-size="14pt" style:font-size-asian="14pt" style:font-name-complex="Calibri1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style:font-size-asian="14pt" style:font-name-complex="Calibri1" style:font-size-complex="14pt"/>
    </style:style>
    <style:style style:name="T18" style:family="text">
      <style:text-properties style:font-size-asian="14pt" style:font-size-complex="14pt"/>
    </style:style>
    <style:style style:name="T19" style:family="text">
      <style:text-properties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6">Группа:</text:span><text:span text:style-name="T12"> ИУ5-</text:span><text:span text:style-name="T13">21</text:span></text:p>
      <text:p text:style-name="P4"><text:span text:style-name="T16">Студент:</text:span><text:span text:style-name="T12"> </text:span><text:span text:style-name="T13">Белоусов Евгений</text:span></text:p>
      <text:p text:style-name="P6"><text:span text:style-name="T5"/></text:p>
      <text:p text:style-name="P3"><text:span text:style-name="T19">КВ № 11.</text:span><text:span text:style-name="T18"> Привести лекционные и альтернативные определения понятий “ар-хитектура”, “архитектура объекта”, “архитектура АСОИУ”. Правило </text:span><text:span text:style-name="T19">3π</text:span><text:span text:style-name="T18"> и его физический смысл.</text:span></text:p>
      <text:p text:style-name="P3"><text:span text:style-name="T5"/></text:p>
      <text:p text:style-name="P7"><text:span text:style-name="T18">Лекционные определения:</text:span></text:p>
      <text:p text:style-name="P10"><text:span text:style-name="T18"/></text:p>
      <text:p text:style-name="P11"><text:span text:style-name="T2">Архитектура</text:span><text:span text:style-name="T5"> — результат творческого процесса, характеризующийся полезностью и эстетичностью.</text:span></text:p>
      <text:p text:style-name="P11"><text:span text:style-name="T5"/></text:p>
      <text:p text:style-name="P12"><text:span text:style-name="T2">Архитектура объект</text:span><text:span text:style-name="T3">а</text:span><text:span text:style-name="T5"> — </text:span><text:span text:style-name="T6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12"><text:span text:style-name="T6"/></text:p>
      <text:p text:style-name="P13"><text:span text:style-name="T2">Архитектура АСОИУ</text:span><text:span text:style-name="T5"> — </text:span><text:span text:style-name="T7">1.</text:span><text:span text:style-name="T5">это внешний облик или вид системы, представляемый в виде схем, графиков, таблиц, описаний и тд, без учета внутреннего строения (устройства) системы.</text:span></text:p>
      <text:p text:style-name="P14"><text:span text:style-name="T5">2. </text:span><text:span text:style-name="T8">понятная, привлекательная и простая информационно — технологическая среда профессиональной деятельности пользователей.</text:span></text:p>
      <text:p text:style-name="P14"><text:span text:style-name="T5"/></text:p>
      <text:p text:style-name="P8"><text:span text:style-name="T5">Альтернативные определения:</text:span></text:p>
      <text:p text:style-name="P15"><text:span text:style-name="T5"/></text:p>
      <text:p text:style-name="P16"><text:span text:style-name="T2">Архитектура</text:span><text:span text:style-name="T5"> <text:s/>– принципиальное устройство чего-либо сложного, общий вид, без указания конкретных инженерных расчетов.</text:span></text:p>
      <text:p text:style-name="P16"><text:span text:style-name="T5">(Источник: Учебник «Ахитектура информационных систем», 2012)</text:span></text:p>
      <text:p text:style-name="P16"><text:span text:style-name="T5"/></text:p>
      <text:p text:style-name="P16"><text:span text:style-name="T2">Архитектура объекта</text:span><text:span text:style-name="T5"> – </text:span><text:span text:style-name="T12">набор элементов конструкции или описательных представлений, необходимый для такого описания объекта, чтобы он мог быть создан в соответствии с требованиями, а также обслуживаться в течение всего срока его жизненного цикла.</text:span></text:p>
      <text:p text:style-name="P16"><text:span text:style-name="T2"><text:s/></text:span><text:span text:style-name="T5">(Источник: </text:span><text:span text:style-name="T12">ГОСТ Р ИСО/ТС 18308-2008</text:span><text:span text:style-name="T5">)</text:span></text:p>
      <text:p text:style-name="P16"><text:span text:style-name="T5"/></text:p>
      <text:p text:style-name="P16"><text:span text:style-name="T2">Архитектура АСОИУ</text:span><text:span text:style-name="T5"> <text:s/>– совокупность способов соединения и принципов взаимодействия различных структурных элементов системы.</text:span></text:p>
      <text:p text:style-name="P16"><text:span text:style-name="T5">(Источник: «Основы проектирования АСОИУ» Анохин А.Н.)</text:span></text:p>
      <text:p text:style-name="P16"><text:span text:style-name="T5"/></text:p>
      <text:p text:style-name="P9"><text:span text:style-name="T15">Правило 3</text:span><text:span text:style-name="T1">π.</text:span></text:p>
      <text:p text:style-name="P16"><text:span text:style-name="T12">Понятность, привлекательность, полезность. </text:span></text:p>
      <text:p text:style-name="P17"><text:soft-page-break/><text:span text:style-name="T17">C</text:span><text:span text:style-name="T14">истему следует создавать не для пользователя, а с пользователем. Методология направлена на учет предпочтений пользователя. </text:span><text:span text:style-name="T9">А АСОИУ формирует материально-организованную среду с неразрывной связью с красотой, эстетикой и этикой.</text:span></text:p>
      <text:p text:style-name="P1"><text:span text:style-name="T10">Дата:</text:span><text:span text:style-name="T11"> 21.04.2018</text:span></text:p>
      <text:p text:style-name="P2">Подпись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2:05:33.599757057</meta:creation-date>
    <dc:date>2018-04-21T22:25:34.722443783</dc:date>
    <meta:editing-duration>PT20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0" meta:word-count="222" meta:character-count="1932" meta:non-whitespace-character-count="1718"/>
  </office:meta>
</office:document-meta>
</file>